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Operator Mono" svg:font-family="'Operator Mono', 'Fira Code', Consolas, Monaco, 'Andale Mono'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dab7"/>
    </style:style>
    <style:style style:name="P2" style:family="paragraph" style:parent-style-name="Standard">
      <style:text-properties officeooo:paragraph-rsid="000d47e6"/>
    </style:style>
    <style:style style:name="P3" style:family="paragraph" style:parent-style-name="Standard">
      <style:text-properties style:text-underline-style="none" officeooo:paragraph-rsid="000d47e6"/>
    </style:style>
    <style:style style:name="P4" style:family="paragraph" style:parent-style-name="Standard">
      <style:text-properties officeooo:rsid="00072670" officeooo:paragraph-rsid="000adab7"/>
    </style:style>
    <style:style style:name="P5" style:family="paragraph" style:parent-style-name="Standard">
      <style:text-properties officeooo:rsid="00072670" officeooo:paragraph-rsid="000d47e6"/>
    </style:style>
    <style:style style:name="P6" style:family="paragraph" style:parent-style-name="Standard">
      <style:text-properties officeooo:rsid="00072670" officeooo:paragraph-rsid="00072670"/>
    </style:style>
    <style:style style:name="P7" style:family="paragraph" style:parent-style-name="Standard">
      <style:text-properties officeooo:rsid="00072670" officeooo:paragraph-rsid="0007cac4"/>
    </style:style>
    <style:style style:name="P8" style:family="paragraph" style:parent-style-name="Standard">
      <style:text-properties officeooo:paragraph-rsid="000ece34"/>
    </style:style>
    <style:style style:name="P9" style:family="paragraph" style:parent-style-name="Standard">
      <style:text-properties officeooo:rsid="001111ca" officeooo:paragraph-rsid="001111ca"/>
    </style:style>
    <style:style style:name="P10" style:family="paragraph" style:parent-style-name="Standard">
      <style:text-properties officeooo:rsid="0011221e" officeooo:paragraph-rsid="0011221e"/>
    </style:style>
    <style:style style:name="P11" style:family="paragraph" style:parent-style-name="Standard">
      <style:text-properties officeooo:rsid="0011df99" officeooo:paragraph-rsid="0011df99"/>
    </style:style>
    <style:style style:name="P12" style:family="paragraph" style:parent-style-name="Standard">
      <style:text-properties officeooo:rsid="0011df99" officeooo:paragraph-rsid="00140f34"/>
    </style:style>
    <style:style style:name="P13" style:family="paragraph" style:parent-style-name="Standard">
      <style:text-properties officeooo:rsid="0011df99" officeooo:paragraph-rsid="00144d39"/>
    </style:style>
    <style:style style:name="P14" style:family="paragraph" style:parent-style-name="Standard">
      <style:text-properties officeooo:rsid="0011df99" officeooo:paragraph-rsid="00180cc3"/>
    </style:style>
    <style:style style:name="P15" style:family="paragraph" style:parent-style-name="Standard">
      <style:text-properties officeooo:rsid="001ca563" officeooo:paragraph-rsid="001ca563"/>
    </style:style>
    <style:style style:name="P16" style:family="paragraph" style:parent-style-name="Standard">
      <style:text-properties officeooo:rsid="001ca563" officeooo:paragraph-rsid="0020fb7a"/>
    </style:style>
    <style:style style:name="P17" style:family="paragraph" style:parent-style-name="Standard">
      <style:text-properties officeooo:rsid="001ca563" officeooo:paragraph-rsid="003828f6"/>
    </style:style>
    <style:style style:name="P18" style:family="paragraph" style:parent-style-name="Standard">
      <style:text-properties officeooo:rsid="001ca563" officeooo:paragraph-rsid="00256f92"/>
    </style:style>
    <style:style style:name="P19" style:family="paragraph" style:parent-style-name="Standard">
      <style:text-properties officeooo:paragraph-rsid="001ca563"/>
    </style:style>
    <style:style style:name="P20" style:family="paragraph" style:parent-style-name="Standard">
      <style:text-properties officeooo:rsid="002c7930" officeooo:paragraph-rsid="002c7930"/>
    </style:style>
    <style:style style:name="P21" style:family="paragraph" style:parent-style-name="Standard">
      <style:text-properties officeooo:rsid="002e3c02" officeooo:paragraph-rsid="002e3c02"/>
    </style:style>
    <style:style style:name="P22" style:family="paragraph" style:parent-style-name="Standard">
      <style:text-properties officeooo:rsid="003828f6" officeooo:paragraph-rsid="003828f6"/>
    </style:style>
    <style:style style:name="P23" style:family="paragraph" style:parent-style-name="Standard">
      <style:text-properties officeooo:rsid="003828f6" officeooo:paragraph-rsid="003a6390"/>
    </style:style>
    <style:style style:name="P24" style:family="paragraph" style:parent-style-name="Standard">
      <style:text-properties officeooo:paragraph-rsid="003bdcb2"/>
    </style:style>
    <style:style style:name="P25" style:family="paragraph" style:parent-style-name="Standard">
      <style:text-properties officeooo:rsid="002f0e00" officeooo:paragraph-rsid="002f0e00"/>
    </style:style>
    <style:style style:name="P26" style:family="paragraph" style:parent-style-name="Preformatted_20_Text">
      <style:text-properties fo:font-variant="normal" fo:text-transform="none" fo:color="#333333" fo:letter-spacing="normal" officeooo:rsid="00072670" officeooo:paragraph-rsid="0007cac4"/>
    </style:style>
    <style:style style:name="P27" style:family="paragraph" style:parent-style-name="Preformatted_20_Text">
      <style:text-properties officeooo:rsid="00072670" officeooo:paragraph-rsid="0007cac4"/>
    </style:style>
    <style:style style:name="P28" style:family="paragraph" style:parent-style-name="Preformatted_20_Text">
      <style:text-properties officeooo:rsid="001ca563" officeooo:paragraph-rsid="00256f92"/>
    </style:style>
    <style:style style:name="P29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cm" fo:border="none"/>
      <style:text-properties fo:font-variant="normal" fo:text-transform="none" fo:color="#333333" fo:letter-spacing="normal"/>
    </style:style>
    <style:style style:name="P30" style:family="paragraph" style:parent-style-name="Standard">
      <style:text-properties officeooo:rsid="002e3c02" officeooo:paragraph-rsid="002e3c02"/>
    </style:style>
    <style:style style:name="P31" style:family="paragraph" style:parent-style-name="Standard">
      <style:text-properties officeooo:rsid="002e3c02" officeooo:paragraph-rsid="0049b112"/>
    </style:style>
    <style:style style:name="P32" style:family="paragraph" style:parent-style-name="Standard">
      <style:text-properties officeooo:rsid="003826ea" officeooo:paragraph-rsid="003826ea"/>
    </style:style>
    <style:style style:name="P33" style:family="paragraph" style:parent-style-name="Standard">
      <style:text-properties officeooo:rsid="003826ea" officeooo:paragraph-rsid="0049b112"/>
    </style:style>
    <style:style style:name="P34" style:family="paragraph" style:parent-style-name="Standard">
      <style:text-properties officeooo:rsid="002f0e00" officeooo:paragraph-rsid="0049b112"/>
    </style:style>
    <style:style style:name="T1" style:family="text">
      <style:text-properties officeooo:rsid="0007cac4"/>
    </style:style>
    <style:style style:name="T2" style:family="text">
      <style:text-properties officeooo:rsid="000ece34"/>
    </style:style>
    <style:style style:name="T3" style:family="text">
      <style:text-properties style:font-name="Menlo" fo:font-size="9.75pt" fo:font-style="normal" fo:font-weight="normal"/>
    </style:style>
    <style:style style:name="T4" style:family="text">
      <style:text-properties style:font-name="Menlo" fo:font-size="9.75pt" fo:font-style="normal" fo:font-weight="normal" officeooo:rsid="003ecb51"/>
    </style:style>
    <style:style style:name="T5" style:family="text">
      <style:text-properties officeooo:rsid="0010022f"/>
    </style:style>
    <style:style style:name="T6" style:family="text">
      <style:text-properties officeooo:rsid="0011221e"/>
    </style:style>
    <style:style style:name="T7" style:family="text">
      <style:text-properties officeooo:rsid="00140f34"/>
    </style:style>
    <style:style style:name="T8" style:family="text">
      <style:text-properties officeooo:rsid="00144d39"/>
    </style:style>
    <style:style style:name="T9" style:family="text">
      <style:text-properties officeooo:rsid="00150e9e"/>
    </style:style>
    <style:style style:name="T10" style:family="text">
      <style:text-properties officeooo:rsid="0015b214"/>
    </style:style>
    <style:style style:name="T11" style:family="text">
      <style:text-properties officeooo:rsid="001632f6"/>
    </style:style>
    <style:style style:name="T12" style:family="text">
      <style:text-properties officeooo:rsid="00180cc3"/>
    </style:style>
    <style:style style:name="T13" style:family="text">
      <style:text-properties officeooo:rsid="0019ea9e"/>
    </style:style>
    <style:style style:name="T14" style:family="text">
      <style:text-properties officeooo:rsid="001ca563"/>
    </style:style>
    <style:style style:name="T15" style:family="text">
      <style:text-properties fo:font-variant="normal" fo:text-transform="none" fo:color="#000000" style:font-name="Operator Mono" fo:font-size="9pt" fo:letter-spacing="normal" fo:font-style="normal" fo:font-weight="normal"/>
    </style:style>
    <style:style style:name="T16" style:family="text">
      <style:text-properties fo:font-variant="normal" fo:text-transform="none" fo:color="#555555" style:font-name="Operator Mono" fo:font-size="9pt" fo:letter-spacing="normal" fo:font-style="normal" fo:font-weight="normal"/>
    </style:style>
    <style:style style:name="T17" style:family="text">
      <style:text-properties fo:font-variant="normal" fo:text-transform="none" fo:color="#da564a" style:font-name="Operator Mono" fo:font-size="9pt" fo:letter-spacing="normal" fo:font-style="normal" fo:font-weight="normal"/>
    </style:style>
    <style:style style:name="T18" style:family="text">
      <style:text-properties fo:font-variant="normal" fo:text-transform="none" fo:color="#999999" style:font-name="Operator Mono" fo:font-size="9pt" fo:letter-spacing="normal" fo:font-style="normal" fo:font-weight="normal"/>
    </style:style>
    <style:style style:name="T19" style:family="text">
      <style:text-properties fo:font-variant="normal" fo:text-transform="none" fo:color="#999999" style:font-name="Operator Mono" fo:font-size="9pt" fo:letter-spacing="normal" fo:font-style="normal" fo:font-weight="normal" officeooo:rsid="002187cd"/>
    </style:style>
    <style:style style:name="T20" style:family="text">
      <style:text-properties fo:font-variant="normal" fo:text-transform="none" fo:color="#999999" style:font-name="Operator Mono" fo:font-size="9pt" fo:letter-spacing="normal" fo:font-style="normal" fo:font-weight="normal" officeooo:rsid="003c2bcc"/>
    </style:style>
    <style:style style:name="T21" style:family="text">
      <style:text-properties fo:font-variant="normal" fo:text-transform="none" fo:color="#2e7d32" style:font-name="Operator Mono" fo:font-size="9pt" fo:letter-spacing="normal" fo:font-style="normal" fo:font-weight="normal"/>
    </style:style>
    <style:style style:name="T22" style:family="text">
      <style:text-properties fo:font-variant="normal" fo:text-transform="none" fo:color="#0077aa" style:font-name="Operator Mono" fo:font-size="9pt" fo:letter-spacing="normal" fo:font-style="normal" fo:font-weight="normal"/>
    </style:style>
    <style:style style:name="T2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25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26" style:family="text">
      <style:text-properties officeooo:rsid="001f0e97"/>
    </style:style>
    <style:style style:name="T27" style:family="text">
      <style:text-properties officeooo:rsid="0020fb7a"/>
    </style:style>
    <style:style style:name="T28" style:family="text">
      <style:text-properties officeooo:rsid="00231fa2"/>
    </style:style>
    <style:style style:name="T29" style:family="text">
      <style:text-properties officeooo:rsid="0025352b"/>
    </style:style>
    <style:style style:name="T30" style:family="text">
      <style:text-properties officeooo:rsid="00256f92"/>
    </style:style>
    <style:style style:name="T31" style:family="text">
      <style:text-properties officeooo:rsid="0026b067"/>
    </style:style>
    <style:style style:name="T32" style:family="text">
      <style:text-properties officeooo:rsid="002790e4"/>
    </style:style>
    <style:style style:name="T33" style:family="text">
      <style:text-properties officeooo:rsid="003828f6"/>
    </style:style>
    <style:style style:name="T34" style:family="text">
      <style:text-properties officeooo:rsid="003a6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Standard">//<text:span text:style-name="T14">create new laravel project</text:span></text:p>
      <text:p text:style-name="Standard"><text:tab/>- <text:span text:style-name="Source_20_Text"><text:span text:style-name="T15">composer create</text:span></text:span><text:span text:style-name="Source_20_Text"><text:span text:style-name="T16">-</text:span></text:span><text:span text:style-name="Source_20_Text"><text:span text:style-name="T15">project </text:span></text:span><text:span text:style-name="Source_20_Text"><text:span text:style-name="T16">--</text:span></text:span><text:span text:style-name="Source_20_Text"><text:span text:style-name="T15">prefer</text:span></text:span><text:span text:style-name="Source_20_Text"><text:span text:style-name="T16">-</text:span></text:span><text:span text:style-name="Source_20_Text"><text:span text:style-name="T15">dist laravel</text:span></text:span><text:span text:style-name="Source_20_Text"><text:span text:style-name="T16">/</text:span></text:span><text:span text:style-name="Source_20_Text"><text:span text:style-name="T15">laravel blog</text:span></text:span></text:p>
      <text:p text:style-name="Standard"/>
      <text:p text:style-name="P4">//create <text:s/>in database table<text:line-break/>- php artisan migrate</text:p>
      <text:p text:style-name="P8">- <text:span text:style-name="T2">php artisan make:migration create_states_table --create=states</text:span></text:p>
      <text:p text:style-name="P1"/>
      <text:p text:style-name="P1">//<text:span text:style-name="T28">create model </text:span></text:p>
      <text:p text:style-name="P1"><text:tab/>- <text:s/></text:p>
      <text:p text:style-name="P1"/>
      <text:p text:style-name="P5">//create <text:s/>in database table</text:p>
      <text:p text:style-name="P2">- <text:span text:style-name="T1">php artisan migrate:rollback</text:span></text:p>
      <text:p text:style-name="P3"><text:tab/><text:tab/></text:p>
      <text:p text:style-name="P6">//ad column in database</text:p>
      <text:p text:style-name="P7">- <text:span text:style-name="T1">php artisan migrate:refresh</text:span></text:p>
      <text:p text:style-name="P7"/>
      <text:p text:style-name="P15"/>
      <text:p text:style-name="P15">- ancher link </text:p>
      <text:p text:style-name="P15"><text:tab/><text:bookmark-start text:name="__DdeLink__463_1131799158"/>{<text:span text:style-name="T29">{</text:span> Html::link('login','Login', array('class' =&gt; 'nav-link','id'=&gt;'home-tab')) <text:span text:style-name="T29">}</text:span>}<text:bookmark-end text:name="__DdeLink__463_1131799158"/> </text:p>
      <text:p text:style-name="P15"><text:tab/></text:p>
      <text:p text:style-name="P15"/>
      <text:p text:style-name="P15">- form </text:p>
      <text:p text:style-name="P18"><text:s/><text:tab/><text:bookmark-start text:name="__DdeLink__546_1443886253"/>{<text:span text:style-name="T29">{</text:span> Form::open(array('url' =&gt; 'signme', 'files' =&gt; true, 'class' =&gt; 'form-horizontal',)) <text:span text:style-name="T30">}</text:span>}<text:bookmark-end text:name="__DdeLink__546_1443886253"/> </text:p>
      <text:p text:style-name="P28"><text:span text:style-name="Source_20_Text"><text:span text:style-name="T18"><text:tab/></text:span></text:span><text:bookmark-start text:name="__DdeLink__549_1443886253"/><text:span text:style-name="Source_20_Text"><text:span text:style-name="T18">{{</text:span></text:span><text:span text:style-name="Source_20_Text"><text:span text:style-name="T15"> </text:span></text:span><text:span text:style-name="Source_20_Text"><text:span text:style-name="T17">Form</text:span></text:span><text:span text:style-name="Source_20_Text"><text:span text:style-name="T18">::</text:span></text:span><text:span text:style-name="Source_20_Text"><text:span text:style-name="T16">close</text:span></text:span><text:span text:style-name="Source_20_Text"><text:span text:style-name="T18">()</text:span></text:span><text:span text:style-name="Source_20_Text"><text:span text:style-name="T15"> </text:span></text:span><text:span text:style-name="Source_20_Text"><text:span text:style-name="T18">}</text:span></text:span><text:span text:style-name="Source_20_Text"><text:span text:style-name="T20">}</text:span></text:span><text:bookmark-end text:name="__DdeLink__549_1443886253"/></text:p>
      <text:p text:style-name="P15"/>
      <text:p text:style-name="P15">- <text:s/>input </text:p>
      <text:p text:style-name="P15"><text:tab/><text:bookmark-start text:name="__DdeLink__461_343883806"/><text:bookmark-start text:name="__DdeLink__1118_1817501349"/>{<text:span text:style-name="T31">{</text:span> Form::text('name', $name, array('class' =&gt; 'form-control', 'id' =&gt; 'name', 'placeholder' =&gt; 'Enter name')) <text:span text:style-name="T31">}</text:span>}<text:bookmark-end text:name="__DdeLink__1118_1817501349"/> <text:bookmark-end text:name="__DdeLink__461_343883806"/></text:p>
      <text:p text:style-name="P15"/>
      <text:p text:style-name="P15">- select </text:p>
      <text:p text:style-name="P15"><text:tab/>{<text:span text:style-name="T31">{</text:span> Form::select('country', $countries, $country_id, array('id' =&gt; 'country', 'class' =&gt; 'form-control')) <text:span text:style-name="T31">}</text:span>} </text:p>
      <text:p text:style-name="P19"><text:span text:style-name="T14"><text:tab/>{!! </text:span><text:span text:style-name="Source_20_Text"><text:span text:style-name="T17">Form</text:span></text:span><text:span text:style-name="Source_20_Text"><text:span text:style-name="T18">::</text:span></text:span><text:span text:style-name="Source_20_Text"><text:span text:style-name="T16">select</text:span></text:span><text:span text:style-name="Source_20_Text"><text:span text:style-name="T18">(</text:span></text:span><text:span text:style-name="Source_20_Text"><text:span text:style-name="T21">'size'</text:span></text:span><text:span text:style-name="Source_20_Text"><text:span text:style-name="T18">,</text:span></text:span><text:span text:style-name="Source_20_Text"><text:span text:style-name="T15"> </text:span></text:span><text:span text:style-name="Source_20_Text"><text:span text:style-name="T22">array</text:span></text:span><text:span text:style-name="Source_20_Text"><text:span text:style-name="T18">(</text:span></text:span><text:span text:style-name="Source_20_Text"><text:span text:style-name="T21">'L'</text:span></text:span><text:span text:style-name="Source_20_Text"><text:span text:style-name="T15"> </text:span></text:span><text:span text:style-name="Source_20_Text"><text:span text:style-name="T16">=&gt;</text:span></text:span><text:span text:style-name="Source_20_Text"><text:span text:style-name="T15"> </text:span></text:span><text:span text:style-name="Source_20_Text"><text:span text:style-name="T21">'Large'</text:span></text:span><text:span text:style-name="Source_20_Text"><text:span text:style-name="T18">,</text:span></text:span><text:span text:style-name="Source_20_Text"><text:span text:style-name="T15"> </text:span></text:span><text:span text:style-name="Source_20_Text"><text:span text:style-name="T21">'S'</text:span></text:span><text:span text:style-name="Source_20_Text"><text:span text:style-name="T15"> </text:span></text:span><text:span text:style-name="Source_20_Text"><text:span text:style-name="T16">=&gt;</text:span></text:span><text:span text:style-name="Source_20_Text"><text:span text:style-name="T15"> </text:span></text:span><text:span text:style-name="Source_20_Text"><text:span text:style-name="T21">'Small'</text:span></text:span><text:span text:style-name="Source_20_Text"><text:span text:style-name="T18">),</text:span></text:span><text:span text:style-name="Source_20_Text"><text:span text:style-name="T15"> </text:span></text:span><text:span text:style-name="Source_20_Text"><text:span text:style-name="T21">'S'</text:span></text:span><text:span text:style-name="Source_20_Text"><text:span text:style-name="T18">) !!</text:span></text:span><text:span text:style-name="Source_20_Text"><text:span text:style-name="T19">}</text:span></text:span></text:p>
      <text:p text:style-name="P15"/>
      <text:p text:style-name="P15">- <text:span text:style-name="T33">Radio</text:span></text:p>
      <text:p text:style-name="P17"><text:tab/><text:span text:style-name="T33">{{ Form::radio('name', 'value', true,['class' =&gt; 'schools_0']) }}All /</text:span></text:p>
      <text:p text:style-name="P23"><text:s text:c="12"/>{{ Form::radio('<text:span text:style-name="T34">name</text:span>','value',true,['class' =&gt; 'schools_1']) }}Set</text:p>
      <text:p text:style-name="P22"/>
      <text:p text:style-name="P15"><text:tab/></text:p>
      <text:p text:style-name="P15">- password type input </text:p>
      <text:p text:style-name="P15"><text:tab/>{<text:span text:style-name="T31">{</text:span> Form::password('password', array('class' =&gt; 'form-control', 'placeholder' =&gt; 'Enter password', 'type' =&gt; 'password')) <text:span text:style-name="T31">}</text:span>} </text:p>
      <text:p text:style-name="P15"/>
      <text:p text:style-name="P15">- button </text:p>
      <text:p text:style-name="P15"><text:tab/>{<text:span text:style-name="T31">{</text:span> Form::submit('Submit', ['class' =&gt; 'btnRegister'] ) <text:span text:style-name="T31">}</text:span>} </text:p>
      <text:p text:style-name="P15"/>
      <text:p text:style-name="P15">- file </text:p>
      <text:p text:style-name="P15"><text:tab/>{<text:span text:style-name="T31">{</text:span> Form::file('image', array('class' =&gt; 'form-control')) <text:span text:style-name="T31">}</text:span>}</text:p>
      <text:p text:style-name="P15"/>
      <text:p text:style-name="P15">- <text:span text:style-name="T26">label</text:span></text:p>
      <text:p text:style-name="P16"><text:tab/><text:span text:style-name="T27">{{ Form::label('name:', 'Name', array('class' =&gt; 'cols-sm-2 control-label')) }}</text:span></text:p>
      <text:p text:style-name="P7">-<text:span text:style-name="T32">image</text:span></text:p>
      <text:p text:style-name="P7"><text:soft-page-break/></text:p>
      <text:p text:style-name="P27"><text:bookmark-start text:name="__DdeLink__1086_1338787412"/><text:span text:style-name="Source_20_Text"><text:span text:style-name="T23">{{</text:span></text:span><text:span text:style-name="Source_20_Text"><text:span text:style-name="T24"> </text:span></text:span><text:span text:style-name="Source_20_Text"><text:span text:style-name="T23">HTML::image(</text:span></text:span><text:span text:style-name="Source_20_Text"><text:span text:style-name="T25">'img/myimage.png'</text:span></text:span><text:span text:style-name="Source_20_Text"><text:span text:style-name="T23">,</text:span></text:span><text:span text:style-name="Source_20_Text"><text:span text:style-name="T24"> </text:span></text:span><text:span text:style-name="Source_20_Text"><text:span text:style-name="T25">'a picture'</text:span></text:span><text:span text:style-name="Source_20_Text"><text:span text:style-name="T23">)</text:span></text:span><text:span text:style-name="Source_20_Text"><text:span text:style-name="T24"> </text:span></text:span><text:span text:style-name="Source_20_Text"><text:span text:style-name="T23">}}</text:span></text:span><text:bookmark-end text:name="__DdeLink__1086_1338787412"/></text:p>
      <text:p text:style-name="P7"/>
      <text:p text:style-name="P7">// <text:span text:style-name="T5">php artisan command<text:line-break/></text:span></text:p>
      <text:p text:style-name="P26"><text:s text:c="2"/><text:span text:style-name="T3">make:auth <text:s text:c="13"/>Scaffold basic login and registration views and routes</text:span></text:p>
      <text:p text:style-name="P29"><text:s text:c="2"/><text:span text:style-name="T3">make:command <text:s text:c="10"/>Create a new Artisan command</text:span></text:p>
      <text:p text:style-name="P29"><text:s text:c="2"/><text:span text:style-name="T3">make:controller <text:s text:c="7"/>Create a new controller class</text:span></text:p>
      <text:p text:style-name="P29"><text:s text:c="2"/><text:span text:style-name="T3">make:event <text:s text:c="12"/>Create a new event class</text:span></text:p>
      <text:p text:style-name="P29"><text:s text:c="2"/><text:span text:style-name="T3">make:job <text:s text:c="14"/>Create a new job class</text:span></text:p>
      <text:p text:style-name="P29"><text:s text:c="2"/><text:span text:style-name="T3">make:listener <text:s text:c="9"/>Create a new event listener class</text:span></text:p>
      <text:p text:style-name="P29"><text:s text:c="2"/><text:span text:style-name="T3">make:mail <text:s text:c="13"/>Create a new email class</text:span></text:p>
      <text:p text:style-name="P29"><text:s text:c="2"/><text:span text:style-name="T3">make:middleware <text:s text:c="7"/>Create a new middleware class</text:span></text:p>
      <text:p text:style-name="P29"><text:s text:c="2"/><text:span text:style-name="T3">make:migration <text:s text:c="8"/>Create a new migration file</text:span></text:p>
      <text:p text:style-name="P29"><text:s text:c="2"/><text:span text:style-name="T3">make:model <text:s text:c="12"/>Create a new Eloquent model class</text:span></text:p>
      <text:p text:style-name="P29"><text:s text:c="2"/><text:span text:style-name="T3">make:notification <text:s text:c="5"/>Create a new notification class</text:span></text:p>
      <text:p text:style-name="P29"><text:s text:c="2"/><text:span text:style-name="T3">make:policy <text:s text:c="11"/>Create a new policy class</text:span></text:p>
      <text:p text:style-name="P29"><text:s text:c="2"/><text:span text:style-name="T3">make:provider <text:s text:c="9"/>Create a new service provider class</text:span></text:p>
      <text:p text:style-name="P29"><text:s text:c="2"/><text:span text:style-name="T3">make:request <text:s text:c="10"/>Create a new form request class</text:span></text:p>
      <text:p text:style-name="P29"><text:s text:c="2"/><text:span text:style-name="T3">make:seeder <text:s text:c="11"/>Create a new seeder class</text:span><text:span text:style-name="T4">d</text:span></text:p>
      <text:p text:style-name="P29"><text:s text:c="2"/><text:span text:style-name="T3">make:test <text:s text:c="13"/>Create a new test class</text:span></text:p>
      <text:p text:style-name="P7"/>
      <text:p text:style-name="P9">- model banaviyu hoy and data base ni anadar name diffrent hoy to model ni anadar<text:line-break/><text:tab/>protected $table = 'counties_list'; aavi rite aapi deva <text:s/>nu </text:p>
      <text:p text:style-name="P9"><text:s/></text:p>
      <text:p text:style-name="P9">- <text:span text:style-name="T6">file upload mate ni 2 type</text:span></text:p>
      <text:p text:style-name="P9"/>
      <text:p text:style-name="P10">1 . <text:s text:c="4"/>$request-&gt;image-&gt;store('public');</text:p>
      <text:p text:style-name="P10"/>
      <text:p text:style-name="P11">2. <text:s text:c="4"/>Illuminate\Support\Facades\Storage; <text:s text:c="3"/>return Storage::putFile('public', $request-&gt;file('image'));</text:p>
      <text:p text:style-name="P10"/>
      <text:p text:style-name="P10"/>
      <text:p text:style-name="P10">// <text:span text:style-name="T7">all image file show karv va mate </text:span></text:p>
      <text:p text:style-name="P10"/>
      <text:p text:style-name="P12">- return Storage::<text:span text:style-name="T7">all</text:span>File<text:span text:style-name="T10">s</text:span>('public'); <text:s/>//<text:span text:style-name="T8">all file view <text:s/>public ni andar biju folder hoy te pan</text:span></text:p>
      <text:p text:style-name="P12"/>
      <text:p text:style-name="P13">- <text:s/>return Storage::<text:span text:style-name="T11">f</text:span>ile<text:span text:style-name="T10">s</text:span>('public'); <text:s/>//<text:span text:style-name="T9">only <text:s/>public ni andar file hoy tej</text:span></text:p>
      <text:p text:style-name="P13"/>
      <text:p text:style-name="P14">- <text:s/>return Storage::<text:span text:style-name="T12">makeDirectory</text:span>('public/<text:span text:style-name="T12">make</text:span>'); <text:s/>//<text:span text:style-name="T9">public ni andar folder create karva mate</text:span></text:p>
      <text:p text:style-name="P14"/>
      <text:p text:style-name="P14">- <text:s/>return Storage::<text:span text:style-name="T13">deleteDirectory</text:span>('public/<text:span text:style-name="T12">make</text:span>'); <text:s/>//<text:span text:style-name="T9">public ni andar folder delete karva mate</text:span></text:p>
      <text:p text:style-name="P14"><text:soft-page-break/></text:p>
      <text:p text:style-name="P14"/>
      <text:p text:style-name="P20"/>
      <text:p text:style-name="P20"/>
      <text:p text:style-name="P20"/>
      <text:p text:style-name="P20"><text:bookmark-start text:name="__DdeLink__1274_1424072630"/>/// <text:s text:c="2"/>Query print </text:p>
      <text:p text:style-name="P20"/>
      <text:p text:style-name="P21">- <text:s/><text:bookmark-start text:name="__DdeLink__604_1213063055"/><text:bookmark-start text:name="__DdeLink__469_1820183066"/>use DB;<text:bookmark-end text:name="__DdeLink__604_1213063055"/><text:bookmark-end text:name="__DdeLink__469_1820183066"/></text:p>
      <text:p text:style-name="P21"><text:bookmark-start text:name="__DdeLink__1143_1817501349"/>- <text:bookmark-start text:name="__DdeLink__662_554777120"/><text:s/><text:bookmark-start text:name="__DdeLink__676_554777120"/><text:a xlink:type="simple" xlink:href="db::connection('schools')-" text:style-name="Internet_20_link" text:visited-style-name="Visited_20_Internet_20_Link">D</text:a><text:bookmark-start text:name="__DdeLink__629_1477851538"/><text:bookmark-start text:name="__DdeLink__629_1213063055"/><text:bookmark-start text:name="__DdeLink__639_1662315120"/><text:bookmark-start text:name="__DdeLink__648_554777120"/><text:bookmark-start text:name="__DdeLink__617_1213063055"/><text:bookmark-start text:name="__DdeLink__526_341987226"/><text:bookmark-start text:name="__DdeLink__471_1820183066"/><text:bookmark-start text:name="__DdeLink__464_1820183066"/><text:bookmark-start text:name="__DdeLink__487_1820183066"/><text:bookmark-start text:name="__DdeLink__477_1820183066"/><text:a xlink:type="simple" xlink:href="db::connection('schools')-" text:style-name="Internet_20_link" text:visited-style-name="Visited_20_Internet_20_Link">B::connection('schools')-</text:a>&gt;enableQueryLog();<text:bookmark-end text:name="__DdeLink__662_554777120"/><text:bookmark-end text:name="__DdeLink__676_554777120"/><text:bookmark-end text:name="__DdeLink__629_1477851538"/><text:bookmark-end text:name="__DdeLink__629_1213063055"/><text:bookmark-end text:name="__DdeLink__639_1662315120"/><text:bookmark-end text:name="__DdeLink__648_554777120"/><text:bookmark-end text:name="__DdeLink__617_1213063055"/><text:bookmark-end text:name="__DdeLink__526_341987226"/><text:bookmark-end text:name="__DdeLink__471_1820183066"/><text:bookmark-end text:name="__DdeLink__464_1820183066"/><text:bookmark-end text:name="__DdeLink__487_1820183066"/><text:bookmark-end text:name="__DdeLink__477_1820183066"/></text:p>
      <text:p text:style-name="P21"/>
      <text:p text:style-name="P25">- <text:s/><text:bookmark-start text:name="__DdeLink__621_1213063055"/><text:bookmark-start text:name="__DdeLink__678_554777120"/><text:bookmark-start text:name="__DdeLink__664_554777120"/><text:bookmark-start text:name="__DdeLink__619_1213063055"/><text:bookmark-start text:name="__DdeLink__483_1820183066"/><text:bookmark-start text:name="__DdeLink__479_1820183066"/><text:bookmark-start text:name="__DdeLink__473_1820183066"/><text:bookmark-start text:name="__DdeLink__467_1820183066"/><text:bookmark-start text:name="__DdeLink__528_341987226"/><text:bookmark-start text:name="__DdeLink__650_554777120"/>$q = <text:a xlink:type="simple" xlink:href="db::connection('schools')-" text:style-name="Internet_20_link" text:visited-style-name="Visited_20_Internet_20_Link">DB::connection('schools')-</text:a>&gt;getQueryLog();<text:bookmark-end text:name="__DdeLink__621_1213063055"/><text:bookmark-end text:name="__DdeLink__678_554777120"/><text:bookmark-end text:name="__DdeLink__664_554777120"/><text:bookmark-end text:name="__DdeLink__619_1213063055"/><text:bookmark-end text:name="__DdeLink__483_1820183066"/><text:bookmark-end text:name="__DdeLink__479_1820183066"/><text:bookmark-end text:name="__DdeLink__473_1820183066"/><text:bookmark-end text:name="__DdeLink__467_1820183066"/><text:bookmark-end text:name="__DdeLink__528_341987226"/><text:bookmark-end text:name="__DdeLink__650_554777120"/><text:bookmark-end text:name="__DdeLink__1143_1817501349"/><text:bookmark-end text:name="__DdeLink__1274_1424072630"/></text:p>
      <text:p text:style-name="P32">or <text:line-break/> <text:s/><text:bookmark-start text:name="__DdeLink__626_554777120"/><text:bookmark-start text:name="__DdeLink__624_554777120"/><text:bookmark-start text:name="__DdeLink__622_554777120"/>-&gt;toSql();<text:bookmark-end text:name="__DdeLink__626_554777120"/><text:bookmark-end text:name="__DdeLink__624_554777120"/><text:bookmark-end text:name="__DdeLink__622_554777120"/></text:p>
      <text:p text:style-name="P32"/>
      <text:p text:style-name="P32"/>
      <text:p text:style-name="P31">- <text:s/><text:bookmark-start text:name="__DdeLink__469_18201830661"/><text:bookmark-start text:name="__DdeLink__604_12130630551"/>use DB;<text:bookmark-end text:name="__DdeLink__469_18201830661"/><text:bookmark-end text:name="__DdeLink__604_12130630551"/></text:p>
      <text:p text:style-name="P31"><text:bookmark-start text:name="__DdeLink__1143_18175013491"/>- <text:bookmark-start text:name="__DdeLink__662_5547771201"/><text:s/><text:bookmark-start text:name="__DdeLink__676_5547771201"/><text:a xlink:type="simple" xlink:href="db::connection('schools')-" text:style-name="Internet_20_link" text:visited-style-name="Visited_20_Internet_20_Link">D</text:a><text:bookmark-start text:name="__DdeLink__648_5547771201"/><text:bookmark-start text:name="__DdeLink__629_14778515381"/><text:bookmark-start text:name="__DdeLink__629_12130630551"/><text:bookmark-start text:name="__DdeLink__639_16623151201"/><text:bookmark-start text:name="__DdeLink__477_18201830661"/><text:bookmark-start text:name="__DdeLink__487_18201830661"/><text:bookmark-start text:name="__DdeLink__464_18201830661"/><text:bookmark-start text:name="__DdeLink__471_18201830661"/><text:bookmark-start text:name="__DdeLink__526_3419872261"/><text:bookmark-start text:name="__DdeLink__617_12130630551"/><text:a xlink:type="simple" xlink:href="db::connection('schools')-" text:style-name="Internet_20_link" text:visited-style-name="Visited_20_Internet_20_Link">B::connection()-</text:a>&gt;enableQueryLog();<text:bookmark-end text:name="__DdeLink__662_5547771201"/><text:bookmark-end text:name="__DdeLink__676_5547771201"/><text:bookmark-end text:name="__DdeLink__648_5547771201"/><text:bookmark-end text:name="__DdeLink__629_14778515381"/><text:bookmark-end text:name="__DdeLink__629_12130630551"/><text:bookmark-end text:name="__DdeLink__639_16623151201"/><text:bookmark-end text:name="__DdeLink__477_18201830661"/><text:bookmark-end text:name="__DdeLink__487_18201830661"/><text:bookmark-end text:name="__DdeLink__464_18201830661"/><text:bookmark-end text:name="__DdeLink__471_18201830661"/><text:bookmark-end text:name="__DdeLink__526_3419872261"/><text:bookmark-end text:name="__DdeLink__617_12130630551"/></text:p>
      <text:p text:style-name="P31"/>
      <text:p text:style-name="P34">- <text:s/><text:bookmark-start text:name="__DdeLink__621_12130630551"/><text:bookmark-start text:name="__DdeLink__678_5547771201"/><text:bookmark-start text:name="__DdeLink__664_5547771201"/><text:bookmark-start text:name="__DdeLink__650_5547771201"/><text:bookmark-start text:name="__DdeLink__528_3419872261"/><text:bookmark-start text:name="__DdeLink__467_18201830661"/><text:bookmark-start text:name="__DdeLink__473_18201830661"/><text:bookmark-start text:name="__DdeLink__479_18201830661"/><text:bookmark-start text:name="__DdeLink__483_18201830661"/><text:bookmark-start text:name="__DdeLink__619_12130630551"/>$q = <text:a xlink:type="simple" xlink:href="db::connection('schools')-" text:style-name="Internet_20_link" text:visited-style-name="Visited_20_Internet_20_Link">DB::connection()-</text:a>&gt;getQueryLog();<text:bookmark-end text:name="__DdeLink__621_12130630551"/><text:bookmark-end text:name="__DdeLink__678_5547771201"/><text:bookmark-end text:name="__DdeLink__664_5547771201"/><text:bookmark-end text:name="__DdeLink__650_5547771201"/><text:bookmark-end text:name="__DdeLink__528_3419872261"/><text:bookmark-end text:name="__DdeLink__467_18201830661"/><text:bookmark-end text:name="__DdeLink__473_18201830661"/><text:bookmark-end text:name="__DdeLink__479_18201830661"/><text:bookmark-end text:name="__DdeLink__483_18201830661"/><text:bookmark-end text:name="__DdeLink__619_12130630551"/><text:bookmark-end text:name="__DdeLink__1143_18175013491"/></text:p>
      <text:p text:style-name="P33">or <text:line-break/> <text:s/><text:bookmark-start text:name="__DdeLink__626_5547771201"/><text:bookmark-start text:name="__DdeLink__624_5547771201"/><text:bookmark-start text:name="__DdeLink__622_5547771201"/>-&gt;toSql();<text:bookmark-end text:name="__DdeLink__626_5547771201"/><text:bookmark-end text:name="__DdeLink__624_5547771201"/><text:bookmark-end text:name="__DdeLink__622_55477712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Operator Mono" svg:font-family="'Operator Mono', 'Fira Code', Consolas, Monaco, 'Andale Mono'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7:35:42.801803592</meta:creation-date>
    <meta:generator>LibreOffice/5.1.6.2$Linux_X86_64 LibreOffice_project/10m0$Build-2</meta:generator>
    <dc:date>2021-03-13T12:08:24.290197921</dc:date>
    <meta:editing-duration>PT22H42M49S</meta:editing-duration>
    <meta:editing-cycles>57</meta:editing-cycles>
    <meta:document-statistic meta:table-count="0" meta:image-count="0" meta:object-count="0" meta:page-count="3" meta:paragraph-count="72" meta:word-count="398" meta:character-count="3292" meta:non-whitespace-character-count="2678"/>
  </office:meta>
</office:document-meta>
</file>